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0.608541666666667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5.90020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" table:visibility="collapse"/>
        <table:table-column table:style-name="co4" table:default-cell-style-name="ce1" table:visibility="collapse"/>
        <table:table-column table:style-name="co5" table:number-columns-repeated="16380" table:default-cell-style-name="ce1"/>
        <table:table-row table:style-name="ro1">
          <table:table-cell office:value-type="string" table:style-name="ce2">
            <text:p>&lt;&lt;foreach [c in customers]&gt;&gt;</text:p>
          </table:table-cell>
          <table:table-cell table:number-columns-repeated="16383" table:style-name="ce1"/>
        </table:table-row>
        <table:table-row table:style-name="ro1">
          <table:table-cell table:style-name="ce1">
            <draw:frame draw:z-index="1" draw:id="id0" draw:style-name="a3" draw:name="Text Box 6" svg:x="0in" svg:y="0in" svg:width="1.96875in" svg:height="1.45833in">
              <draw:text-box>
                <text:p text:style-name="a2" text:class-names="" text:cond-style-name=""><text:span text:style-name="a0" text:class-names="">&lt;&lt;image [Photo]&gt;&gt;</text:span><text:span text:style-name="a1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 office:value-type="string" table:style-name="ce3">
            <text:p>&lt;&lt;[CustomerName]&gt;&gt;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Products: Products: &lt;&lt;foreach [o in c.Orders]&gt;&gt; &lt;&lt;foreach[p in o.ProductOrders]&gt;&gt;&lt;&lt;[IndexOf() != 0 ? ", " : ""]&gt;&gt;&lt;&lt;[p.Product.ProductName]&gt;&gt;&lt;&lt;/foreach&gt;&gt;&lt;&lt;/foreach&gt;&gt;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2" table:style-name="ce1"/>
          <table:table-cell office:value-type="string" table:style-name="ce1">
            <text:p>&lt;&lt;/foreach&gt;&gt;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41:41Z</meta:creation-date>
    <dc:date>2015-12-14T06:47:48Z</dc:date>
  </office:meta>
</office:document-meta>
</file>